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officeooo:rsid="00142854" officeooo:paragraph-rsid="00142854"/>
    </style:style>
    <style:style style:name="P2" style:family="paragraph" style:parent-style-name="Normal">
      <style:text-properties officeooo:rsid="00148aa8" officeooo:paragraph-rsid="00148aa8"/>
    </style:style>
    <style:style style:name="P3" style:family="paragraph" style:parent-style-name="Heading_20_2">
      <style:text-properties officeooo:rsid="00175d13" officeooo:paragraph-rsid="00175d13"/>
    </style:style>
    <style:style style:name="P4" style:family="paragraph" style:parent-style-name="Heading_20_2">
      <style:text-properties officeooo:rsid="001d38cb" officeooo:paragraph-rsid="001d38cb"/>
    </style:style>
    <style:style style:name="P5" style:family="paragraph" style:parent-style-name="Heading_20_1" style:master-page-name="MP0">
      <style:paragraph-properties style:page-number="auto" fo:break-before="page"/>
    </style:style>
    <style:style style:name="P6" style:family="paragraph" style:parent-style-name="Heading_20_1">
      <style:paragraph-properties fo:break-before="page"/>
    </style:style>
    <style:style style:name="P7" style:family="paragraph" style:parent-style-name="Normal">
      <style:text-properties officeooo:rsid="00148aa8" officeooo:paragraph-rsid="00148aa8"/>
    </style:style>
    <style:style style:name="P8" style:family="paragraph" style:parent-style-name="Normal">
      <style:text-properties officeooo:rsid="00175d13" officeooo:paragraph-rsid="00175d13"/>
    </style:style>
    <style:style style:name="P9" style:family="paragraph" style:parent-style-name="Normal">
      <style:text-properties officeooo:rsid="00191c09" officeooo:paragraph-rsid="00191c09"/>
    </style:style>
    <style:style style:name="P10" style:family="paragraph" style:parent-style-name="Normal" style:list-style-name="L4">
      <style:text-properties officeooo:rsid="0019f140" officeooo:paragraph-rsid="0019f140"/>
    </style:style>
    <style:style style:name="P11" style:family="paragraph" style:parent-style-name="Normal" style:list-style-name="L4">
      <style:text-properties officeooo:rsid="001aaae5" officeooo:paragraph-rsid="001aaae5"/>
    </style:style>
    <style:style style:name="P12" style:family="paragraph" style:parent-style-name="Normal" style:list-style-name="L4">
      <style:text-properties officeooo:rsid="001c5f81" officeooo:paragraph-rsid="001c5f81"/>
    </style:style>
    <style:style style:name="P13" style:family="paragraph" style:parent-style-name="Normal">
      <style:text-properties officeooo:rsid="001c5f81" officeooo:paragraph-rsid="001c5f81"/>
    </style:style>
    <style:style style:name="P14" style:family="paragraph" style:parent-style-name="Normal">
      <style:text-properties officeooo:rsid="001d38cb" officeooo:paragraph-rsid="001d38cb"/>
    </style:style>
    <style:style style:name="P15" style:family="paragraph" style:parent-style-name="Normal" style:list-style-name="L5">
      <style:text-properties officeooo:rsid="001d38cb" officeooo:paragraph-rsid="001d38cb"/>
    </style:style>
    <style:style style:name="P16" style:family="paragraph" style:parent-style-name="List_20_Paragraph" style:list-style-name="L1"/>
    <style:style style:name="P17" style:family="paragraph" style:parent-style-name="List_20_Paragraph" style:list-style-name="L2"/>
    <style:style style:name="T1" style:family="text">
      <style:text-properties fo:language="en" fo:country="none"/>
    </style:style>
    <style:style style:name="T2" style:family="text">
      <style:text-properties style:font-name="Segoe UI Symbol"/>
    </style:style>
    <style:style style:name="T3" style:family="text">
      <style:text-properties officeooo:rsid="00159fdb"/>
    </style:style>
    <style:style style:name="T4" style:family="text">
      <style:text-properties officeooo:rsid="00191c09"/>
    </style:style>
    <style:style style:name="T5" style:family="text">
      <style:text-properties officeooo:rsid="001aaae5"/>
    </style:style>
    <style:style style:name="T6" style:family="text">
      <style:text-properties officeooo:rsid="001de601"/>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History of audio classification</text:h>
      <text:p text:style-name="Normal">[History of digital recording]</text:p>
      <text:p text:style-name="Normal">Even though digital audio became available in 1938 as telephone technology, it wasn’t until 1957 that mankind was able to record that audio and store it in a computer.</text:p>
      <text:p text:style-name="Normal">[History of music analysis]</text:p>
      <text:p text:style-name="Normal">[Music classification nowadays]</text:p>
      <text:p text:style-name="Normal">With the <text:span text:style-name="short_5f_text"><text:span text:style-name="T1">appearance</text:span></text:span> of Machine Learning, classification tasks have become easier, </text:p>
      <text:h text:style-name="P6" text:outline-level="1">Set</text:h>
      <text:p text:style-name="Normal">For the realization of the project, we needed a large set of songs and genres to be able to train our algorithm in a proper way.</text:p>
      <text:p text:style-name="Normal">Initially, we wanted to use a relatively small amount of songs (100) of 4 different genres, all of them royalty free, taken from Free Music Archive. The problem was that the set we ended up with was too small to make the program work as intended.</text:p>
      <text:p text:style-name="Normal">We decided to change the set to an already made one, so we looked for data sets build for our purpose and ended up finding Marysas, a website in which we could find 1000 songs of 10 different genres (100 songs per genre), all of them 30 seconds long and with a similar set of properties (which will be explained later on).</text:p>
      <text:p text:style-name="Normal">All the music in the data set is available for everyone and it can be used for investigation without any charge.</text:p>
      <text:h text:style-name="Heading_20_2" text:outline-level="2">Properties</text:h>
      <text:p text:style-name="Normal">All songs are “.au” files, which is a format used by the program Audacity.</text:p>
      <text:p text:style-name="Normal">In order to work with them, we need to know a few basics of digital audio, so I will explain what each one of the terms we will need when we extract the features of each song.</text:p>
      <text:list xml:id="list1795399565" text:style-name="L1">
        <text:list-item>
          <text:p text:style-name="P16">Audio frame: Contains information in a given point of time.</text:p>
        </text:list-item>
        <text:list-item>
          <text:p text:style-name="P16">Sample rate: Amount of samples taken from a continuous signal in order to produce a discrete signal.</text:p>
        </text:list-item>
        <text:list-item>
          <text:p text:style-name="P16">Channels: Amount of streams in which the audio is sent.</text:p>
        </text:list-item>
        <text:list-item>
          <text:p text:style-name="P16">Frame size: Size of each frame. Sample rate * #<text:span text:style-name="Default_20_Paragraph_20_Font"><text:span text:style-name="T2"> of channels.</text:span></text:span></text:p>
        </text:list-item>
        <text:list-item>
          <text:p text:style-name="P16"><text:span text:style-name="Default_20_Paragraph_20_Font"><text:span text:style-name="T2">Frame rate: Amount of frames per second. Frame size / s.</text:span></text:span></text:p>
        </text:list-item>
      </text:list>
      <text:p text:style-name="Normal">In our data set, all songs have the following properties:</text:p>
      <text:list xml:id="list3922143130" text:style-name="L2">
        <text:list-item>
          <text:p text:style-name="P17">Sample rate: 22050Hz</text:p>
        </text:list-item>
        <text:list-item>
          <text:p text:style-name="P17">Channels: 1 (Mono)</text:p>
        </text:list-item>
        <text:list-item>
          <text:p text:style-name="P17">Frame rate: 22050 fps</text:p>
        </text:list-item>
      </text:list>
      <text:p text:style-name="Normal">To make the program able to work with other formats and songs, we will take all this information when we extract the features.</text:p>
      <text:p text:style-name="P1">This is accomplished forcing the load function from librosa to take the Sample Rate as 22050 and converting the signal to Mono-channel.</text:p>
      <text:h text:style-name="P6" text:outline-level="1">Audio Analysis</text:h>
      <text:p text:style-name="P2">After investigation, we found out that most of the projects involving audio analysis, were using MFCC to extract features from the audio files.</text:p>
      <text:p text:style-name="P2">MFCC (Mel Frequency Cepstral Coefficients) <text:span text:style-name="T3">is usually used to extract features from human talk, but has been used lately for all kinds of sound.</text:span></text:p>
      <text:h text:style-name="P3" text:outline-level="2">MFCC</text:h>
      <text:p text:style-name="P8">MFCC were defined by Paul Mermelstein and <text:span text:style-name="T4">S. Davis</text:span> in 1980.</text:p>
      <text:p text:style-name="P9">Although it was first developed to recognize monosyllabic words in spoken form, its characteristics make it useful for all kinds of sounds.</text:p>
      <text:p text:style-name="P9">The algorithm works as follows:</text:p>
      <text:list xml:id="list2881333508" text:style-name="L4">
        <text:list-item>
          <text:p text:style-name="P11">Divide the signal in several same-sized intervals.</text:p>
        </text:list-item>
        <text:list-item>
          <text:p text:style-name="P10">Take the Fourier transform of <text:span text:style-name="T5">each interval</text:span>.<text:line-break/>This step, converts a wave into all the frequencies that made it, using the following formulas:<text:line-break/></text:p>
        </text:list-item>
        <text:list-item>
          <text:p text:style-name="P12">Convert the values obtained before to Mel Scale using the following formula:<text:line-break/></text:p>
        </text:list-item>
        <text:list-item>
          <text:p text:style-name="P12">Calculate the logarithm of every mel frequency.</text:p>
        </text:list-item>
        <text:list-item>
          <text:p text:style-name="P12">Apply the discrete cosine transform to all mel logs.</text:p>
        </text:list-item>
      </text:list>
      <text:p text:style-name="P13">Using this, we will end up with a matrix which size will be determined by the amount of coefficients we want and the length of the audio sample.</text:p>
      <text:h text:style-name="P4" text:outline-level="2">librosa</text:h>
      <text:p text:style-name="P14">Considering the difficulty of this steps, we looked into ways of applying them in a simpler way, and we ended up finding that most of the projects involving MFCC use a Python library named “librosa”.</text:p>
      <text:p text:style-name="P14">This library gives us the majority of audio analysis tasks already built in, so we only need to tweak the parameters we need in order to get the information we need out of every song.</text:p>
      <text:p text:style-name="P14">The functions we will use for our project are the following:</text:p>
      <text:list xml:id="list4011883273" text:style-name="L5">
        <text:list-item>
          <text:p text:style-name="P15">librosa.load(): This function loads the audio file, modifying the properties of the file we need in order to have all files following the same standar<text:span text:style-name="T6">d</text:span>s.<text:line-break/>The most important parameters we need are:</text:p>
          <text:list>
            <text:list-item>
              <text:p text:style-name="P15"><text:soft-page-break/>sr: changes the sample rate</text:p>
            </text:list-item>
            <text:list-item>
              <text:p text:style-name="P15">mono: converts the file to mono-channel</text:p>
            </text:list-item>
            <text:list-item>
              <text:p text:style-name="P15">duration: crops the song into a smaller length.<text:line-break/>The size of the matrix depends on the length of the file, so we need to make all songs last the same in order to work with them.</text:p>
            </text:list-item>
          </text:list>
        </text:list-item>
        <text:list-item>
          <text:p text:style-name="P15">librosa.feature.mfcc(): calculates the MFCC of the audio file we have loaded.<text:line-break/>The function automatically tweaks all the parameters it needs to make a small enough matrix, but without losing huge amounts of information.<text:line-break/>In this case, each interval is about 0.02 seconds long.</text:p>
        </text:list-item>
      </text:list>
      <text:p text:style-name="P14"/>
      <text:h text:style-name="P6" text:outline-level="1">Bibliography</text:h>
      <text:p text:style-name="Normal"><text:a xlink:type="simple" xlink:href="http://marsyasweb.appspot.com/download/data_sets/" office:target-frame-name="_top" xlink:show="replace" text:style-name="Internet_20_link" text:visited-style-name="Visited_20_Internet_20_Link"><text:span text:style-name="Hyperlink">http://marsyasweb.appspot.com/download/data_sets/</text:span></text:a></text:p>
      <text:p text:style-name="Normal"><text:a xlink:type="simple" xlink:href="http://freemusicarchive.org/" office:target-frame-name="_top" xlink:show="replace" text:style-name="Internet_20_link" text:visited-style-name="Visited_20_Internet_20_Link"><text:span text:style-name="Hyperlink">http://freemusicarchive.org/</text:span></text:a></text:p>
      <text:p text:style-name="Normal"><text:a xlink:type="simple" xlink:href="https://stackoverflow.com/" office:target-frame-name="_top" xlink:show="replace" text:style-name="Internet_20_link" text:visited-style-name="Visited_20_Internet_20_Link"><text:span text:style-name="Hyperlink">https://stackoverflow.com/</text:span></text:a></text:p>
      <text:p text:style-name="Normal"><text:a xlink:type="simple" xlink:href="https://en.wikipedia.org/" text:style-name="Internet_20_link" text:visited-style-name="Visited_20_Internet_20_Link"><text:span text:style-name="Hyperlink">https://en.wikipedia.org/</text:span></text:a></text:p>
      <text:p text:style-name="Normal"><text:a xlink:type="simple" xlink:href="https://github.com/librosa/librosa/issues/219" text:style-name="Internet_20_link" text:visited-style-name="Visited_20_Internet_20_Link">https://github.com/librosa/librosa/issues/219</text:a></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s" fo:country="E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hort_5f_text" style:display-name="short_text"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Ángel Bergantiños Yeste</meta:initial-creator>
    <meta:creation-date>2018-03-28T17:47:00Z</meta:creation-date>
    <dc:date>2018-03-29T12:07:27.769562166</dc:date>
    <meta:editing-cycles>7</meta:editing-cycles>
    <meta:editing-duration>PT1H5M22S</meta:editing-duration>
    <meta:document-statistic meta:table-count="0" meta:image-count="0" meta:object-count="0" meta:page-count="5" meta:paragraph-count="53" meta:word-count="790" meta:character-count="4559" meta:non-whitespace-character-count="3837"/>
    <meta:template xlink:type="simple" xlink:actuate="onRequest" xlink:title="" xlink:href="Normal.dotm"/>
  </office:meta>
</office:document-meta>
</file>